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1.296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998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1.266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10.134cm"/>
    </style:style>
    <style:style style:name="co10" style:family="table-column">
      <style:table-column-properties fo:break-before="auto" style:column-width="8.35cm"/>
    </style:style>
    <style:style style:name="co1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1.205cm"/>
    </style:style>
    <style:style style:name="co13" style:family="table-column">
      <style:table-column-properties fo:break-before="auto" style:column-width="1.598cm"/>
    </style:style>
    <style:style style:name="co14" style:family="table-column">
      <style:table-column-properties fo:break-before="auto" style:column-width="8.664cm"/>
    </style:style>
    <style:style style:name="co15" style:family="table-column">
      <style:table-column-properties fo:break-before="auto" style:column-width="7.057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8.763cm"/>
    </style:style>
    <style:style style:name="co18" style:family="table-column">
      <style:table-column-properties fo:break-before="auto" style:column-width="7.959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9.252cm"/>
    </style:style>
    <style:style style:name="co21" style:family="table-column">
      <style:table-column-properties fo:break-before="auto" style:column-width="7.116cm"/>
    </style:style>
    <style:style style:name="co22" style:family="table-column">
      <style:table-column-properties fo:break-before="auto" style:column-width="8.468cm"/>
    </style:style>
    <style:style style:name="co23" style:family="table-column">
      <style:table-column-properties fo:break-before="auto" style:column-width="7.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91cm" fo:break-before="auto" style:use-optimal-row-height="true"/>
    </style:style>
    <style:style style:name="ro7" style:family="table-row">
      <style:table-row-properties style:row-height="1.625cm" fo:break-before="auto" style:use-optimal-row-height="true"/>
    </style:style>
    <style:style style:name="ro8" style:family="table-row">
      <style:table-row-properties style:row-height="1.348cm" fo:break-before="auto" style:use-optimal-row-height="true"/>
    </style:style>
    <style:style style:name="ro9" style:family="table-row">
      <style:table-row-properties style:row-height="0.8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fo:color="#ff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fo:border="0.06pt solid #000000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ce19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0">
      <style:table-cell-properties style:text-align-source="fix" style:repeat-content="false" fo:wrap-option="wrap" fo:border="0.06pt solid #000000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P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://www.macrosh.com/tera-termmakuronitsuite/komando-yi-lan" xlink:type="simple">http://www.macrosh.com/tera-termmakuronitsuite/komando-yi-lan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便利&amp;lr=lang_ja&amp;hl=ja&amp;tbs=lr%3Alang_1ja&amp;sxsrf=ALeKk02yHYHuCwewi5nzSW6vdV0nnEAjiQ%3A1628840622317&amp;ei=riIWYYnZEoud0wTIkZu4Dg&amp;oq=teraterm+マクロ+便利&amp;gs_lcp=Cgdnd3Mtd2l6EANKBAhBGABQAFgAYHtoAHAAeACAAQCIAQCSAQCYAQA&amp;sclient=gws-wiz&amp;ved=0ahUKEwiJ6MCVwK3yAhWLzpQKHcjIBucQ4dUDCA4&amp;uact=5" xlink:type="simple">https://www.google.co.jp/search?q=teraterm+%E3%83%9E%E3%82%AF%E3%83%AD+%E4%BE%BF%E5%88%A9&amp;lr=lang_ja&amp;hl=ja&amp;tbs=lr%3Alang_1ja&amp;sxsrf=ALeKk02yHYHuCwewi5nzSW6vdV0nnEAjiQ%3A1628840622317&amp;ei=riIWYYnZEoud0wTIkZu4Dg&amp;oq=teraterm+%E3%83%9E%E3%82%AF%E3%83%AD+%E4%BE%BF%E5%88%A9&amp;gs_lcp=Cgdnd3Mtd2l6EANKBAhBGABQAFgAYHtoAHAAeACAAQCIAQCSAQCYAQA&amp;sclient=gws-wiz&amp;ved=0ahUKEwiJ6MCVwK3yAhWLzpQKHcjIBucQ4dUDCA4&amp;uact=5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google.co.jp/search?q=teraterm+マクロ+GUI&amp;lr=lang_ja&amp;hl=ja&amp;tbs=lr%3Alang_1ja&amp;sxsrf=ALeKk01p1b5RLU-6s6NAK8jwMf2PnuVeKA%3A1628842303219&amp;ei=PykWYYv2DO6tmAXCl4vQBA&amp;oq=teraterm+マクロ+GUI&amp;gs_lcp=Cgdnd3Mtd2l6EANKBAhBGABQAFgAYIYBaABwAHgAgAEAiAEAkgEAmAEA&amp;sclient=gws-wiz&amp;ved=0ahUKEwjLkYO3xq3yAhXuFqYKHcLLAkoQ4dUDCA4&amp;uact=5" xlink:type="simple">https://www.google.co.jp/search?q=teraterm+%E3%83%9E%E3%82%AF%E3%83%AD+GUI&amp;lr=lang_ja&amp;hl=ja&amp;tbs=lr%3Alang_1ja&amp;sxsrf=ALeKk01p1b5RLU-6s6NAK8jwMf2PnuVeKA%3A1628842303219&amp;ei=PykWYYv2DO6tmAXCl4vQBA&amp;oq=teraterm+%E3%83%9E%E3%82%AF%E3%83%AD+GUI&amp;gs_lcp=Cgdnd3Mtd2l6EANKBAhBGABQAFgAYIYBaABwAHgAgAEAiAEAkgEAmAEA&amp;sclient=gws-wiz&amp;ved=0ahUKEwjLkYO3xq3yAhXuFqYKHcLLAkoQ4dUDCA4&amp;uact=5</text:a></text:p>
          </table:table-cell>
        </table:table-row>
      </table:table>
      <table:table table:name="通信" table:style-name="ta1"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recv.html" xlink:type="simple">bplus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B-Plus プロトコルでファイルを受信する。</text:p>
          </table:table-cell>
          <table:table-cell table:style-name="ce6" office:value-type="string" calcext:value-type="string">
            <text:p>bplus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plussend.html" xlink:type="simple">bplus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B-Plus プロトコルでファイルを送信する。</text:p>
          </table:table-cell>
          <table:table-cell table:style-name="ce6" office:value-type="string" calcext:value-type="string">
            <text:p>bplus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allmenu.html" xlink:type="simple">callmenu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6以降</text:p>
          </table:table-cell>
          <table:table-cell table:style-name="ce15" office:value-type="string" calcext:value-type="string">
            <text:p>ウインドウのメニューを実行する。</text:p>
          </table:table-cell>
          <table:table-cell table:style-name="ce6" office:value-type="string" calcext:value-type="string">
            <text:p>callmenu &lt;menu ID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hangedir.html" xlink:type="simple">changedi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現在のディレクトリを変更する。</text:p>
          </table:table-cell>
          <table:table-cell table:style-name="ce6" office:value-type="string" calcext:value-type="string">
            <text:p>changedir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earscreen.html" xlink:type="simple">clearscreen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ウインドウの画面を消去する。</text:p>
          </table:table-cell>
          <table:table-cell table:style-name="ce6" office:value-type="string" calcext:value-type="string">
            <text:p>clearscreen &lt;i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osett.html" xlink:type="simple">closet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を終了させる。</text:p>
          </table:table-cell>
          <table:table-cell table:style-name="ce6" office:value-type="string" calcext:value-type="string">
            <text:p>closet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onnect.html" xlink:type="simple">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接続する。</text:p>
          </table:table-cell>
          <table:table-cell table:style-name="ce6" office:value-type="string" calcext:value-type="string">
            <text:p>connect &lt;command line paramete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ygconnect.html" xlink:type="simple">cygconnec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Cygwinへ接続する。</text:p>
          </table:table-cell>
          <table:table-cell table:style-name="ce6" office:value-type="string" calcext:value-type="string">
            <text:p>cygconnect [&lt;command line parameters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sconnect.html" xlink:type="simple">disconnec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とホストの間の通信を終了させる。</text:p>
          </table:table-cell>
          <table:table-cell table:style-name="ce6" office:value-type="string" calcext:value-type="string">
            <text:p>disconnect [&lt;confirm&gt;]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dispstr.html" xlink:type="simple">dispst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67以降</text:p>
          </table:table-cell>
          <table:table-cell table:style-name="ce17" office:value-type="string" calcext:value-type="string">
            <text:p>文字を端末画面に出力する。</text:p>
          </table:table-cell>
          <table:table-cell table:style-name="ce6" office:value-type="string" calcext:value-type="string">
            <text:p>dispstr &lt;data1&gt; [&lt;data2&gt;.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nablekeyb.html" xlink:type="simple">enablekeyb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キーボード入力を許可/禁止する。</text:p>
          </table:table-cell>
          <table:table-cell table:style-name="ce6" office:value-type="string" calcext:value-type="string">
            <text:p>enablekeyb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lushrecv.html" xlink:type="simple">flush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の受信バッファーの内容を消す。</text:p>
          </table:table-cell>
          <table:table-cell table:style-name="ce6" office:value-type="string" calcext:value-type="string">
            <text:p>flush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hostname.html" xlink:type="simple">gethostnam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61以降</text:p>
          </table:table-cell>
          <table:table-cell table:style-name="ce6" office:value-type="string" calcext:value-type="string">
            <text:p>接続先のホスト名（IPアドレス）を得る。</text:p>
          </table:table-cell>
          <table:table-cell table:style-name="ce6" office:value-type="string" calcext:value-type="string">
            <text:p>gethostnam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modemstatus.html" xlink:type="simple">getmodemstatu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86以降</text:p>
          </table:table-cell>
          <table:table-cell table:style-name="ce6" office:value-type="string" calcext:value-type="string">
            <text:p>モデムの制御レジスタ値を取得する。</text:p>
          </table:table-cell>
          <table:table-cell table:style-name="ce6" office:value-type="string" calcext:value-type="string">
            <text:p>getmodemstatus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itle.html" xlink:type="simple">gettit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ウインドウタイトル文字列を得る。</text:p>
          </table:table-cell>
          <table:table-cell table:style-name="ce6" office:value-type="string" calcext:value-type="string">
            <text:p>gettitle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finish.html" xlink:type="simple">kmtfinish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Kermit Finish コマンドを実行する。</text:p>
          </table:table-cell>
          <table:table-cell table:style-name="ce6" office:value-type="string" calcext:value-type="string">
            <text:p>kmtfinish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get.html" xlink:type="simple">kmtge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 Kermit Get コマンドで受信する。</text:p>
          </table:table-cell>
          <table:table-cell table:style-name="ce6" office:value-type="string" calcext:value-type="string">
            <text:p>kmtget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recv.html" xlink:type="simple">kmt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Kermit プロトコルでファイルを受信する。</text:p>
          </table:table-cell>
          <table:table-cell table:style-name="ce6" office:value-type="string" calcext:value-type="string">
            <text:p>kmt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kmtsend.html" xlink:type="simple">kmt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Kermit プロトコルで送信する。</text:p>
          </table:table-cell>
          <table:table-cell table:style-name="ce6" office:value-type="string" calcext:value-type="string">
            <text:p>kmt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adkeymap.html" xlink:type="simple">loadkeymap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キーボード設定ファイルを読み込む。</text:p>
          </table:table-cell>
          <table:table-cell table:style-name="ce6" office:value-type="string" calcext:value-type="string">
            <text:p>loadkeyma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logautoclosemode.html" xlink:type="simple">logautoclosemo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9以降</text:p>
          </table:table-cell>
          <table:table-cell table:style-name="ce14" office:value-type="string" calcext:value-type="string">
            <text:p>マクロ終了時、自動的にログ採取を停止する。</text:p>
          </table:table-cell>
          <table:table-cell table:style-name="ce6" office:value-type="string" calcext:value-type="string">
            <text:p>logautoclosemode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close.html" xlink:type="simple">logclos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終了する。</text:p>
          </table:table-cell>
          <table:table-cell table:style-name="ce6" office:value-type="string" calcext:value-type="string">
            <text:p>logclose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info.html" xlink:type="simple">loginfo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3以降</text:p>
          </table:table-cell>
          <table:table-cell table:style-name="ce6" office:value-type="string" calcext:value-type="string">
            <text:p>Tera Term のログ取得状態を得る</text:p>
          </table:table-cell>
          <table:table-cell table:style-name="ce6" office:value-type="string" calcext:value-type="string">
            <text:p>loginfo &lt;strvar&gt;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logopen.html" xlink:type="simple">logope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Tera Term のログを開始する。</text:p>
          </table:table-cell>
          <table:table-cell table:style-name="ce6" office:value-type="string" calcext:value-type="string">
            <text:p>logopen &lt;filename&gt; &lt;binary flag&gt; &lt;append flag&gt; [&lt;plain text flag&gt; [&lt;timestamp flag&gt; [&lt;hide dialog flag&gt;]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pause.html" xlink:type="simple">logpau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Tera Term のログを一時中断する。</text:p>
          </table:table-cell>
          <table:table-cell table:style-name="ce6" office:value-type="string" calcext:value-type="string">
            <text:p>logpause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osdn.jp/manual/ja/macro/command/logrotate.html" xlink:type="simple">logrota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6" office:value-type="string" calcext:value-type="string">
            <text:p>4.78以降</text:p>
          </table:table-cell>
          <table:table-cell table:style-name="ce14" office:value-type="string" calcext:value-type="string">
            <text:p>ログをローテートする。</text:p>
          </table:table-cell>
          <table:table-cell table:style-name="ce6" office:value-type="string" calcext:value-type="string">
            <text:p>logrotate 'size' '&lt;size&gt;'</text:p>
            <text:p>logrotate 'rotate' &lt;count&gt;</text:p>
            <text:p>logrotate 'halt'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start.html" xlink:type="simple">logsta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中断していた Tera Term のログを再開する。</text:p>
          </table:table-cell>
          <table:table-cell table:style-name="ce6" office:value-type="string" calcext:value-type="string">
            <text:p>logstar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logwrite.html" xlink:type="simple">logwrite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文字列をログに書き込む。</text:p>
          </table:table-cell>
          <table:table-cell table:style-name="ce6" office:value-type="string" calcext:value-type="string">
            <text:p>logwrite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recv.html" xlink:type="simple">quickvan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Quick-VAN プロトコルでファイルを受信する。</text:p>
          </table:table-cell>
          <table:table-cell table:style-name="ce6" office:value-type="string" calcext:value-type="string">
            <text:p>quickvan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quickvansend.html" xlink:type="simple">quickvan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Quick-VAN プロトコルでファイルを送信する。</text:p>
          </table:table-cell>
          <table:table-cell table:style-name="ce6" office:value-type="string" calcext:value-type="string">
            <text:p>quickvan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cvln.html" xlink:type="simple">recvl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一行分の文字を受信する。</text:p>
          </table:table-cell>
          <table:table-cell table:style-name="ce6" office:value-type="string" calcext:value-type="string">
            <text:p>recvln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storesetup.html" xlink:type="simple">restoresetu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設定ファイルを読み込む。</text:p>
          </table:table-cell>
          <table:table-cell table:style-name="ce6" office:value-type="string" calcext:value-type="string">
            <text:p>restoresetup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recv.html" xlink:type="simple">scp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受信する。</text:p>
          </table:table-cell>
          <table:table-cell table:style-name="ce6" office:value-type="string" calcext:value-type="string">
            <text:p>scprecv &lt;remote filename&gt; [&lt;local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cpsend.html" xlink:type="simple">scpsen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7以降</text:p>
          </table:table-cell>
          <table:table-cell table:style-name="ce6" office:value-type="string" calcext:value-type="string">
            <text:p>SCPプロトコルでファイルを送信する。</text:p>
          </table:table-cell>
          <table:table-cell table:style-name="ce6" office:value-type="string" calcext:value-type="string">
            <text:p>scpsend &lt;filename&gt; [&lt;destination filenam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.html" xlink:type="simple">send</text:a>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データを送信する。</text:p>
          </table:table-cell>
          <table:table-cell table:style-name="ce6" office:value-type="string" calcext:value-type="string">
            <text:p>send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break.html" xlink:type="simple">sendbrea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ブレーク信号をホストへ送出する。</text:p>
          </table:table-cell>
          <table:table-cell table:style-name="ce6" office:value-type="string" calcext:value-type="string">
            <text:p>sendbreak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ndbroadcast.html" xlink:type="simple">sendbroadcas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14" office:value-type="string" calcext:value-type="string">
            <text:p>データをブロードキャスト送信する。</text:p>
          </table:table-cell>
          <table:table-cell table:style-name="ce6" office:value-type="string" calcext:value-type="string">
            <text:p>sendbroadcast &lt;data1&gt; &lt;data2&gt;....</text:p>
          </table:table-cell>
          <table:table-cell table:style-name="ce12" office:value-type="string" calcext:value-type="string">
            <text:p><text:a xlink:href="https://orebibou.com/ja/home/201503/20150330_001/" xlink:type="simple">https://orebibou.com/ja/home/201503/20150330_001/</text:a></text:p>
          </table:table-cell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file.html" xlink:type="simple">sendfil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送信する。</text:p>
          </table:table-cell>
          <table:table-cell table:style-name="ce6" office:value-type="string" calcext:value-type="string">
            <text:p>sendfile &lt;filename&gt; &lt;binary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kcode.html" xlink:type="simple">sendk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キーコードを送信する。</text:p>
          </table:table-cell>
          <table:table-cell table:style-name="ce6" office:value-type="string" calcext:value-type="string">
            <text:p>sendkcode &lt;key code&gt; &lt;repeat 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ln.html" xlink:type="simple">sendl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データと改行を送信する。</text:p>
          </table:table-cell>
          <table:table-cell table:style-name="ce6" office:value-type="string" calcext:value-type="string">
            <text:p>sendln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lnbroadcast.html" xlink:type="simple">sendlnbroad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と改行をブロードキャスト送信する。</text:p>
          </table:table-cell>
          <table:table-cell table:style-name="ce6" office:value-type="string" calcext:value-type="string">
            <text:p>sendlnbroadcast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ndmulticast.html" xlink:type="simple">sendmulticas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データをマルチキャスト送信する。</text:p>
          </table:table-cell>
          <table:table-cell table:style-name="ce6" office:value-type="string" calcext:value-type="string">
            <text:p>sendmulticast &lt;multicastname&gt; &lt;data1&gt; &lt;data2&gt;....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baud.html" xlink:type="simple">setbau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シリアルポートのボーレートを変更する。</text:p>
          </table:table-cell>
          <table:table-cell table:style-name="ce6" office:value-type="string" calcext:value-type="string">
            <text:p>setbaud &lt;valu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setdebug.html" xlink:type="simple">setdebug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6" office:value-type="string" calcext:value-type="string">
            <text:p>4.64以降</text:p>
          </table:table-cell>
          <table:table-cell table:style-name="ce17" office:value-type="string" calcext:value-type="string">
            <text:p>デバッグモードを設定する。</text:p>
          </table:table-cell>
          <table:table-cell table:style-name="ce6" office:value-type="string" calcext:value-type="string">
            <text:p>setdebug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tr.html" xlink:type="simple">setdt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DTR の状態を変更する。</text:p>
          </table:table-cell>
          <table:table-cell table:style-name="ce6" office:value-type="string" calcext:value-type="string">
            <text:p>setdtr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cho.html" xlink:type="simple">setecho</text:a></text:p>
          </table:table-cell>
          <table:table-cell table:style-name="ce8" office:value-type="string" calcext:value-type="string">
            <text:p>A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Tera Term のローカルエコーの状態を変更する。</text:p>
          </table:table-cell>
          <table:table-cell table:style-name="ce6" office:value-type="string" calcext:value-type="string">
            <text:p>setecho &lt;echo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multicastname.html" xlink:type="simple">setmulticastna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マルチキャスト送信のための端末識別名を設定する。</text:p>
          </table:table-cell>
          <table:table-cell table:style-name="ce6" office:value-type="string" calcext:value-type="string">
            <text:p>setmulticastname &lt;multicast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rts.html" xlink:type="simple">setrts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Tera Term で RTS の状態を変更する。</text:p>
          </table:table-cell>
          <table:table-cell table:style-name="ce6" office:value-type="string" calcext:value-type="string">
            <text:p>setrts &lt;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sync.html" xlink:type="simple">setsync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同期モードを設定する。</text:p>
          </table:table-cell>
          <table:table-cell table:style-name="ce6" office:value-type="string" calcext:value-type="string">
            <text:p>setsync &lt;sync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title.html" xlink:type="simple">settitl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ウインドウタイトル文字列を変更する。</text:p>
          </table:table-cell>
          <table:table-cell table:style-name="ce6" office:value-type="string" calcext:value-type="string">
            <text:p>settitle &lt;tit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howtt.html" xlink:type="simple">showt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era Term ウインドウの表示状態を変更する。</text:p>
          </table:table-cell>
          <table:table-cell table:style-name="ce6" office:value-type="string" calcext:value-type="string">
            <text:p>showtt &lt;show flag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testlink.html" xlink:type="simple">testlin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現在のリンクおよび接続の状態を報告する。</text:p>
          </table:table-cell>
          <table:table-cell table:style-name="ce6" office:value-type="string" calcext:value-type="string">
            <text:p>testlink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unlink.html" xlink:type="simple">unlink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 Tera Term ウインドウと MACRO の間のリンクを断つ。</text:p>
          </table:table-cell>
          <table:table-cell table:style-name="ce6" office:value-type="string" calcext:value-type="string">
            <text:p>unlin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.html" xlink:type="simple">wait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4all.html" xlink:type="simple">wait4al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3以降</text:p>
          </table:table-cell>
          <table:table-cell table:style-name="ce6" office:value-type="string" calcext:value-type="string">
            <text:p>マクロに接続されている全端末の文字列を待つ。</text:p>
          </table:table-cell>
          <table:table-cell table:style-name="ce6" office:value-type="string" calcext:value-type="string">
            <text:p>wait4all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event.html" xlink:type="simple">waiteve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8" calcext:value-type="date">
            <text:p>9月8日</text:p>
          </table:table-cell>
          <table:table-cell table:style-name="ce8" office:value-type="string" calcext:value-type="string">
            <text:p>-</text:p>
          </table:table-cell>
          <table:table-cell table:style-name="ce17" office:value-type="string" calcext:value-type="string">
            <text:p>イベントを待つ。</text:p>
          </table:table-cell>
          <table:table-cell table:style-name="ce6" office:value-type="string" calcext:value-type="string">
            <text:p>waitevent &lt;event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ln.html" xlink:type="simple">wait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含む行を待つ。</text:p>
          </table:table-cell>
          <table:table-cell table:style-name="ce6" office:value-type="string" calcext:value-type="string">
            <text:p>waitln &lt;string1&gt; [&lt;string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n.html" xlink:type="simple">waitn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6" office:value-type="string" calcext:value-type="string">
            <text:p>指定されたバイト数の受信を待つ。</text:p>
          </table:table-cell>
          <table:table-cell table:style-name="ce6" office:value-type="string" calcext:value-type="string">
            <text:p>waitn &lt;received byte 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waitrecv.html" xlink:type="simple">waitrecv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待つ。</text:p>
          </table:table-cell>
          <table:table-cell table:style-name="ce6" office:value-type="string" calcext:value-type="string">
            <text:p>waitrecv &lt;sub-string&gt; &lt;len&gt; &lt;pos&gt;</text:p>
          </table:table-cell>
          <table:table-cell table:style-name="ce12"/>
        </table:table-row>
        <table:table-row table:style-name="ro7">
          <table:table-cell table:style-name="ce6" office:value-type="string" calcext:value-type="string">
            <text:p><text:a xlink:href="http://ttssh2.sourceforge.jp/manual/ja/macro/command/waitregex.html" xlink:type="simple">waitregex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1以降</text:p>
          </table:table-cell>
          <table:table-cell table:style-name="ce6" office:value-type="string" calcext:value-type="string">
            <text:p>正規表現文字列を含む行を待つ。</text:p>
          </table:table-cell>
          <table:table-cell table:style-name="ce6" office:value-type="string" calcext:value-type="string">
            <text:p>waitregex &lt;string1 with regular expression&gt; [&lt;string2 with regular expression&gt; ...]</text:p>
            <text:p>mwaitregex &lt;string1 with regular expression&gt; [&lt;string2 with regular expression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recv.html" xlink:type="simple">x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XMODEM プロトコルでファイルを受信する。</text:p>
          </table:table-cell>
          <table:table-cell table:style-name="ce6" office:value-type="string" calcext:value-type="string">
            <text:p>xmodemrecv &lt;filename&gt; &lt;binary flag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xmodemsend.html" xlink:type="simple">x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XMODEM プロトコルでファイルを送信する。</text:p>
          </table:table-cell>
          <table:table-cell table:style-name="ce6" office:value-type="string" calcext:value-type="string">
            <text:p>xmodemsend &lt;filename&gt; &lt;opt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recv.html" xlink:type="simple">y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受信する。</text:p>
          </table:table-cell>
          <table:table-cell table:style-name="ce6" office:value-type="string" calcext:value-type="string">
            <text:p>y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ymodemsend.html" xlink:type="simple">y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YMODEM プロトコルでファイルを送信する。</text:p>
          </table:table-cell>
          <table:table-cell table:style-name="ce6" office:value-type="string" calcext:value-type="string">
            <text:p>ymodemsend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recv.html" xlink:type="simple">zmodemrec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ZMODEM プロトコルでファイルを受信する。</text:p>
          </table:table-cell>
          <table:table-cell table:style-name="ce6" office:value-type="string" calcext:value-type="string">
            <text:p>zmodemrecv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zmodemsend.html" xlink:type="simple">zmodemsend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ZMODEM プロトコルでファイルを送信する。</text:p>
          </table:table-cell>
          <table:table-cell table:style-name="ce6" office:value-type="string" calcext:value-type="string">
            <text:p>zmodemsend &lt;filename&gt; &lt;binary flag&gt;</text:p>
          </table:table-cell>
          <table:table-cell table:style-name="ce12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ァイル操作" table:style-name="ta1">
        <table:table-column table:style-name="co1" table:default-cell-style-name="Default"/>
        <table:table-column table:style-name="co7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asename.html" xlink:type="simple">basena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ファイル名を得る。</text:p>
          </table:table-cell>
          <table:table-cell table:style-name="ce6" office:value-type="string" calcext:value-type="string">
            <text:p>basename &lt;strvar&gt;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irname.html" xlink:type="simple">dirna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パス名からディレクトリ名を得る。</text:p>
          </table:table-cell>
          <table:table-cell table:style-name="ce6" office:value-type="string" calcext:value-type="string">
            <text:p>dirname &lt;strvar&gt; &lt;path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lose.html" xlink:type="simple">fileclos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ハンドルを閉じる。</text:p>
          </table:table-cell>
          <table:table-cell table:style-name="ce6" office:value-type="string" calcext:value-type="string">
            <text:p>fileclose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concat.html" xlink:type="simple">fileconcat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の内容を別のファイルに追加する。</text:p>
          </table:table-cell>
          <table:table-cell table:style-name="ce6" office:value-type="string" calcext:value-type="string">
            <text:p>fileconcat &lt;file1&gt; &lt;file2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filecopy.html" xlink:type="simple">file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コピーする。</text:p>
          </table:table-cell>
          <table:table-cell table:style-name="ce6" office:value-type="string" calcext:value-type="string">
            <text:p>filecopy &lt;file1&gt; &lt;file2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filecreate.html" xlink:type="simple">file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作成する。</text:p>
          </table:table-cell>
          <table:table-cell table:style-name="ce6" office:value-type="string" calcext:value-type="string">
            <text:p>filecreate &lt;file handle&gt; &lt;filename&gt;</text:p>
          </table:table-cell>
          <table:table-cell table:style-name="ce12"/>
        </table:table-row>
        <table:table-row table:style-name="ro5">
          <table:table-cell table:style-name="ce6" office:value-type="string" calcext:value-type="string">
            <text:p><text:a xlink:href="http://ttssh2.sourceforge.jp/manual/ja/macro/command/filedelete.html" xlink:type="simple">file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削除する。</text:p>
          </table:table-cell>
          <table:table-cell table:style-name="ce6" office:value-type="string" calcext:value-type="string">
            <text:p>filedelete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lock.html" xlink:type="simple">filelock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をロックする。</text:p>
          </table:table-cell>
          <table:table-cell table:style-name="ce6" office:value-type="string" calcext:value-type="string">
            <text:p>filelock &lt;file handle&gt; [&lt;timeou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markptr.html" xlink:type="simple">filemarkpt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ポインタを保存する。</text:p>
          </table:table-cell>
          <table:table-cell table:style-name="ce6" office:value-type="string" calcext:value-type="string">
            <text:p>filemarkptr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open.html" xlink:type="simple">fileopen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を開く。</text:p>
          </table:table-cell>
          <table:table-cell table:style-name="ce6" office:value-type="string" calcext:value-type="string">
            <text:p>fileopen &lt;file handle&gt; &lt;filename&gt; &lt;append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ln.html" xlink:type="simple">fileread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から一行読む。</text:p>
          </table:table-cell>
          <table:table-cell table:style-name="ce6" office:value-type="string" calcext:value-type="string">
            <text:p>filereadln &lt;file handl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ad.html" xlink:type="simple">fileread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48以降</text:p>
          </table:table-cell>
          <table:table-cell table:style-name="ce6" office:value-type="string" calcext:value-type="string">
            <text:p>ファイルを読む。</text:p>
          </table:table-cell>
          <table:table-cell table:style-name="ce6" office:value-type="string" calcext:value-type="string">
            <text:p>fileread &lt;file handle&gt; &lt;read byt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rename.html" xlink:type="simple">filerenam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名を変更する。</text:p>
          </table:table-cell>
          <table:table-cell table:style-name="ce6" office:value-type="string" calcext:value-type="string">
            <text:p>filerename &lt;file1&gt; &lt;file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earch.html" xlink:type="simple">file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またはフォルダがあるか確かめる。</text:p>
          </table:table-cell>
          <table:table-cell table:style-name="ce6" office:value-type="string" calcext:value-type="string">
            <text:p>filesearch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eek.html" xlink:type="simple">filesee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ポインタを移動する。</text:p>
          </table:table-cell>
          <table:table-cell table:style-name="ce6" office:value-type="string" calcext:value-type="string">
            <text:p>fileseek &lt;file handle&gt; &lt;offset&gt; &lt;origin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fileseekback.html" xlink:type="simple">fileseekba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"filemarkptr" コマンドで保存した位置にファイルポインタを移動する。</text:p>
          </table:table-cell>
          <table:table-cell table:style-name="ce6" office:value-type="string" calcext:value-type="string">
            <text:p>fileseekback &lt;file handle&gt;</text:p>
          </table:table-cell>
          <table:table-cell table:style-name="ce12"/>
        </table:table-row>
        <table:table-row table:style-name="ro3">
          <table:table-cell table:style-name="ce6" office:value-type="string" calcext:value-type="string">
            <text:p><text:a xlink:href="http://ttssh2.sourceforge.jp/manual/ja/macro/command/filestat.html" xlink:type="simple">filest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0" office:value-type="string" calcext:value-type="string">
            <text:p>-</text:p>
          </table:table-cell>
          <table:table-cell table:style-name="ce6" office:value-type="string" calcext:value-type="string">
            <text:p>4.66以降</text:p>
          </table:table-cell>
          <table:table-cell table:style-name="ce6" office:value-type="string" calcext:value-type="string">
            <text:p>ファイルの統計情報を取得する。</text:p>
          </table:table-cell>
          <table:table-cell table:style-name="ce6" office:value-type="string" calcext:value-type="string">
            <text:p>filestat &lt;filename&gt; &lt;size&gt; [&lt;mtime&gt;] [&lt;driv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rseek.html" xlink:type="simple">filestrsee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ファイルの先頭から末尾に向かって検索する。</text:p>
          </table:table-cell>
          <table:table-cell table:style-name="ce6" office:value-type="string" calcext:value-type="string">
            <text:p>filestrseek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strseek2.html" xlink:type="simple">filestrseek2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ファイルの末尾から先頭へ向かって検索する。</text:p>
          </table:table-cell>
          <table:table-cell table:style-name="ce6" office:value-type="string" calcext:value-type="string">
            <text:p>filestrseek2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truncate.html" xlink:type="simple">filetrunc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ファイルのサイズを変更する。</text:p>
          </table:table-cell>
          <table:table-cell table:style-name="ce6" office:value-type="string" calcext:value-type="string">
            <text:p>filetruncate &lt;filename&gt; &lt;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unlock.html" xlink:type="simple">fileunloc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6" office:value-type="string" calcext:value-type="string">
            <text:p>4.74以降</text:p>
          </table:table-cell>
          <table:table-cell table:style-name="ce6" office:value-type="string" calcext:value-type="string">
            <text:p>開いているファイルのロックを解除する。</text:p>
          </table:table-cell>
          <table:table-cell table:style-name="ce6" office:value-type="string" calcext:value-type="string">
            <text:p>fileunlock &lt;file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write.html" xlink:type="simple">filewrit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2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に文字列を書き込む。</text:p>
          </table:table-cell>
          <table:table-cell table:style-name="ce6" office:value-type="string" calcext:value-type="string">
            <text:p>filewrite &lt;file handle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writeln.html" xlink:type="simple">filewritel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ァイルに文字列を改行付きで書き込む。</text:p>
          </table:table-cell>
          <table:table-cell table:style-name="ce6" office:value-type="string" calcext:value-type="string">
            <text:p>filewriteln &lt;file handle&gt; &lt;string&gt;</text:p>
          </table:table-cell>
          <table:table-cell table:style-name="ce12"/>
        </table:table-row>
        <table:table-row table:style-name="ro8">
          <table:table-cell table:style-name="ce6" office:value-type="string" calcext:value-type="string">
            <text:p><text:a xlink:href="http://ttssh2.sourceforge.jp/manual/ja/macro/command/findoperations.html" xlink:type="simple">findfirst, findnext, findclos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20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に合致する最初のファイルを探す。</text:p>
            <text:p>文字列に合致する次のファイルを探す。</text:p>
            <text:p>ディレクトリハンドルを解放する。</text:p>
          </table:table-cell>
          <table:table-cell table:style-name="ce6" office:value-type="string" calcext:value-type="string">
            <text:p>findfirst &lt;dir handle&gt; &lt;file name&gt; &lt;strvar&gt;</text:p>
            <text:p>findnext &lt;dir handle&gt; &lt;strvar&gt;</text:p>
            <text:p>findclose &lt;dir handl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create.html" xlink:type="simple">foldercrea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作成する。</text:p>
          </table:table-cell>
          <table:table-cell table:style-name="ce6" office:value-type="string" calcext:value-type="string">
            <text:p>foldercrea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delete.html" xlink:type="simple">folderdelet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を削除する。</text:p>
          </table:table-cell>
          <table:table-cell table:style-name="ce6" office:value-type="string" calcext:value-type="string">
            <text:p>folderdelete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oldersearch.html" xlink:type="simple">foldersear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9" calcext:value-type="date">
            <text:p>9月29日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ォルダがあるか確かめる。</text:p>
          </table:table-cell>
          <table:table-cell table:style-name="ce6" office:value-type="string" calcext:value-type="string">
            <text:p>foldersearch &lt;folder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dir.html" xlink:type="simple">ge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MACRO の現在のディレクトリを得る。</text:p>
          </table:table-cell>
          <table:table-cell table:style-name="ce6" office:value-type="string" calcext:value-type="string">
            <text:p>getdir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fileattr.html" xlink:type="simple">getfileatt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得る。</text:p>
          </table:table-cell>
          <table:table-cell table:style-name="ce6" office:value-type="string" calcext:value-type="string">
            <text:p>getfileattr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makepath.html" xlink:type="simple">makepath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フルパス名を作成する。</text:p>
          </table:table-cell>
          <table:table-cell table:style-name="ce6" office:value-type="string" calcext:value-type="string">
            <text:p>makepath &lt;strvar&gt; &lt;dir&gt; &lt;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ir.html" xlink:type="simple">setdi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の現在のディレクトリを変更する。</text:p>
          </table:table-cell>
          <table:table-cell table:style-name="ce6" office:value-type="string" calcext:value-type="string">
            <text:p>setdir &lt;di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fileattr.html" xlink:type="simple">setfileatt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69以降</text:p>
          </table:table-cell>
          <table:table-cell table:style-name="ce6" office:value-type="string" calcext:value-type="string">
            <text:p>ファイルまたはディレクトリの属性を変更する。</text:p>
          </table:table-cell>
          <table:table-cell table:style-name="ce6" office:value-type="string" calcext:value-type="string">
            <text:p>setfileattr &lt;filename&gt; &lt;attributes&gt;</text:p>
          </table:table-cell>
          <table:table-cell table:style-name="ce12"/>
        </table:table-row>
        <table:table-row table:style-name="ro1" table:number-rows-repeated="104854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制御" table:style-name="ta1">
        <table:table-column table:style-name="co11" table:default-cell-style-name="Default"/>
        <table:table-column table:style-name="co12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reak.html" xlink:type="simple">break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ループから抜ける。</text:p>
          </table:table-cell>
          <table:table-cell table:style-name="ce6" office:value-type="string" calcext:value-type="string">
            <text:p>break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all.html" xlink:type="simple">call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サブルーチンをコールする。</text:p>
          </table:table-cell>
          <table:table-cell table:style-name="ce6" office:value-type="string" calcext:value-type="string">
            <text:p>call &lt;labe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ontinue.html" xlink:type="simple">continu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7以降</text:p>
          </table:table-cell>
          <table:table-cell table:style-name="ce6" office:value-type="string" calcext:value-type="string">
            <text:p>ループの次の反復処理に移る。</text:p>
          </table:table-cell>
          <table:table-cell table:style-name="ce6" office:value-type="string" calcext:value-type="string">
            <text:p>continue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doloop.html" xlink:type="simple">do, loop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do [ { while | until } &lt;expression&gt; (option)]</text:p>
            <text:p>...</text:p>
            <text:p>loop [ { while | until } &lt;expression&gt; (option)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nd.html" xlink:type="simple">en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マクロの実行そのものを終了する。</text:p>
          </table:table-cell>
          <table:table-cell table:style-name="ce6" office:value-type="string" calcext:value-type="string">
            <text:p>end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cmnd.html" xlink:type="simple">execcmn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TTL コマンド を実行する。</text:p>
          </table:table-cell>
          <table:table-cell table:style-name="ce6" office:value-type="string" calcext:value-type="string">
            <text:p>execcmnd &lt;stateme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it.html" xlink:type="simple">exit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15" office:value-type="string" calcext:value-type="string">
            <text:p>メインファイルへ戻る。</text:p>
          </table:table-cell>
          <table:table-cell table:style-name="ce6" office:value-type="string" calcext:value-type="string">
            <text:p>exit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fornext.html" xlink:type="simple">for, nex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for &lt;intvar&gt; &lt;first&gt; &lt;last&gt;</text:p>
            <text:p>...</text:p>
            <text:p>next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oto.html" xlink:type="simple">goto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20" office:value-type="string" calcext:value-type="string">
            <text:p>-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ラベルへジャンプする。</text:p>
          </table:table-cell>
          <table:table-cell table:style-name="ce6" office:value-type="string" calcext:value-type="string">
            <text:p>goto &lt;labe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fthenelseif.html" xlink:type="simple">if, then, elseif, else, endif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条件分岐</text:p>
          </table:table-cell>
          <table:table-cell table:style-name="ce6" office:value-type="string" calcext:value-type="string">
            <text:p><text:a xlink:href="http://ttssh2.sourceforge.jp/manual/ja/macro/command/ifthenelseif.html" xlink:type="simple">詳細ページ参照</text:a>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clude.html" xlink:type="simple">includ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11"/>
          <table:table-cell table:style-name="ce6" office:value-type="string" calcext:value-type="string">
            <text:p>インクルードファイルに移る。</text:p>
          </table:table-cell>
          <table:table-cell table:style-name="ce6" office:value-type="string" calcext:value-type="string">
            <text:p>include '&lt;include file name&gt;'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mpause.html" xlink:type="simple">m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休止する。(ミリ秒)</text:p>
          </table:table-cell>
          <table:table-cell table:style-name="ce6" office:value-type="string" calcext:value-type="string">
            <text:p>mpaus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pause.html" xlink:type="simple">paus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休止する。(秒)</text:p>
          </table:table-cell>
          <table:table-cell table:style-name="ce6" office:value-type="string" calcext:value-type="string">
            <text:p>paus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eturn.html" xlink:type="simple">return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style-name="ce19" office:value-type="date" office:date-value="2021-09-15" calcext:value-type="date">
            <text:p>9月15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サブルーチンを抜け、メインルーチンへ戻る。</text:p>
          </table:table-cell>
          <table:table-cell table:style-name="ce6" office:value-type="string" calcext:value-type="string">
            <text:p>return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until.html" xlink:type="simple">until, enduntil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9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6以降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until &lt;expression&gt;</text:p>
            <text:p>...</text:p>
            <text:p>enduntil</text:p>
          </table:table-cell>
          <table:table-cell table:style-name="ce12"/>
        </table:table-row>
        <table:table-row table:style-name="ro4">
          <table:table-cell table:style-name="ce6" office:value-type="string" calcext:value-type="string">
            <text:p><text:a xlink:href="http://ttssh2.sourceforge.jp/manual/ja/macro/command/while.html" xlink:type="simple">while, endwhile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9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繰り返す。</text:p>
          </table:table-cell>
          <table:table-cell table:style-name="ce6" office:value-type="string" calcext:value-type="string">
            <text:p>while &lt;expression&gt;</text:p>
            <text:p>...</text:p>
            <text:p>endwhile</text:p>
          </table:table-cell>
          <table:table-cell table:style-name="ce12"/>
        </table:table-row>
        <table:table-row table:style-name="ro1" table:number-rows-repeated="104855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その他" table:style-name="ta1">
        <table:table-column table:style-name="co1" table:default-cell-style-name="Default"/>
        <table:table-column table:style-name="co3" table:default-cell-style-name="ce2"/>
        <table:table-column table:style-name="co16" table:number-columns-repeated="2" table:default-cell-style-name="ce2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beep.html" xlink:type="simple">beep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string" calcext:value-type="string">
            <text:p>?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ビープ音を鳴らす。</text:p>
          </table:table-cell>
          <table:table-cell table:style-name="ce6" office:value-type="string" calcext:value-type="string">
            <text:p>beep [&lt;sound type&gt;]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osdn.jp/manual/ja/macro/command/bringupbox.html" xlink:type="simple">bringup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78以降</text:p>
          </table:table-cell>
          <table:table-cell table:style-name="ce14" office:value-type="string" calcext:value-type="string">
            <text:p>statusbox コマンドによって開かれたステータスダイアログボックスを最前面に表示する。</text:p>
          </table:table-cell>
          <table:table-cell table:style-name="ce6" office:value-type="string" calcext:value-type="string">
            <text:p>bringup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8.html" xlink:type="simple">checksum8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8bit checksumを計算する。</text:p>
          </table:table-cell>
          <table:table-cell table:style-name="ce6" office:value-type="string" calcext:value-type="string">
            <text:p>checksum8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16.html" xlink:type="simple">checksum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16bit checksumを計算する。</text:p>
          </table:table-cell>
          <table:table-cell table:style-name="ce6" office:value-type="string" calcext:value-type="string">
            <text:p>checksum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hecksum32.html" xlink:type="simple">checksum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32bit checksumを計算する。</text:p>
          </table:table-cell>
          <table:table-cell table:style-name="ce6" office:value-type="string" calcext:value-type="string">
            <text:p>checksum32file &lt;intvar&gt; &lt;filename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closesbox.html" xlink:type="simple">closes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14" office:value-type="string" calcext:value-type="string">
            <text:p>statusbox コマンドによって開かれたステータスダイアログボックスを閉じる。</text:p>
          </table:table-cell>
          <table:table-cell table:style-name="ce6" office:value-type="string" calcext:value-type="string">
            <text:p>closesbox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lipb2var.html" xlink:type="simple">clipb2va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クリップボードのテキストデータをコピーする。</text:p>
          </table:table-cell>
          <table:table-cell table:style-name="ce6" office:value-type="string" calcext:value-type="string">
            <text:p>clipb2var &lt;strvar&gt; [&lt;offset&amp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crc16.html" xlink:type="simple">crc16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CRC-16-IBMを計算する。</text:p>
          </table:table-cell>
          <table:table-cell table:style-name="ce6" office:value-type="string" calcext:value-type="string">
            <text:p>crc16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rc32.html" xlink:type="simple">crc32fil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CRC-32を計算する。</text:p>
          </table:table-cell>
          <table:table-cell table:style-name="ce6" office:value-type="string" calcext:value-type="string">
            <text:p>crc32file &lt;intvar&gt; &lt;filena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ec.html" xlink:type="simple">exec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11"/>
          <table:table-cell table:style-name="ce6" office:value-type="string" calcext:value-type="string">
            <text:p>アプリケーションを起動する。</text:p>
          </table:table-cell>
          <table:table-cell table:style-name="ce6" office:value-type="string" calcext:value-type="string">
            <text:p>exec &lt;command line&gt; [&lt;show&gt; [&lt;wait&gt;]]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osdn.jp/manual/ja/macro/command/dirnamebox.html" xlink:type="simple">dir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ディレクトリ名を選択するダイアログボックスを開く。</text:p>
          </table:table-cell>
          <table:table-cell table:style-name="ce6" office:value-type="string" calcext:value-type="string">
            <text:p>dirnamebox &lt;title&gt; [&lt;initialdir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filenamebox.html" xlink:type="simple">filename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ファイル名を選択するダイアログボックスを開く。</text:p>
          </table:table-cell>
          <table:table-cell table:style-name="ce6" office:value-type="string" calcext:value-type="string">
            <text:p>filenamebox &lt;title&gt; [&lt;dialogtype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date.html" xlink:type="simple">getdat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日付を得る。</text:p>
          </table:table-cell>
          <table:table-cell table:style-name="ce6" office:value-type="string" calcext:value-type="string">
            <text:p>getdate &lt;strvar&gt; [&lt;format&gt; [&lt;timezone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env.html" xlink:type="simple">get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環境変数を得る。</text:p>
          </table:table-cell>
          <table:table-cell table:style-name="ce6" office:value-type="string" calcext:value-type="string">
            <text:p>getenv &lt;envnam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4addr.html" xlink:type="simple">getipv4add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4アドレスを取得する。</text:p>
          </table:table-cell>
          <table:table-cell table:style-name="ce6" office:value-type="string" calcext:value-type="string">
            <text:p>getipv4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getipv6addr.html" xlink:type="simple">getipv6addr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自端末のIPv6アドレスを取得する。</text:p>
          </table:table-cell>
          <table:table-cell table:style-name="ce6" office:value-type="string" calcext:value-type="string">
            <text:p>getipv6addr &lt;string array&gt; &lt;num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specialfolder.html" xlink:type="simple">getspecialfolder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特殊フォルダのパスを取得する。</text:p>
          </table:table-cell>
          <table:table-cell table:style-name="ce6" office:value-type="string" calcext:value-type="string">
            <text:p>getspecialfolder &lt;strvar&gt; &lt;foldertyp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ime.html" xlink:type="simple">gettime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現在の時刻を得る。</text:p>
          </table:table-cell>
          <table:table-cell table:style-name="ce6" office:value-type="string" calcext:value-type="string">
            <text:p>gettime &lt;strvar&gt; [&lt;format&gt; [&lt;timezone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ttdir.html" xlink:type="simple">getttdir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0以降</text:p>
          </table:table-cell>
          <table:table-cell table:style-name="ce6" office:value-type="string" calcext:value-type="string">
            <text:p>ttpmacro.exe があるディレクトリを得る。</text:p>
          </table:table-cell>
          <table:table-cell table:style-name="ce6" office:value-type="string" calcext:value-type="string">
            <text:p>getttdir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getver.html" xlink:type="simple">getver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6" office:value-type="string" calcext:value-type="string">
            <text:p>4.58以降</text:p>
          </table:table-cell>
          <table:table-cell table:style-name="ce6" office:value-type="string" calcext:value-type="string">
            <text:p>Tera Termのバージョンを取得する。</text:p>
          </table:table-cell>
          <table:table-cell table:style-name="ce6" office:value-type="string" calcext:value-type="string">
            <text:p>getver &lt;strvar&gt; [&lt;version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fdefined.html" xlink:type="simple">ifdefined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型を調べる。</text:p>
          </table:table-cell>
          <table:table-cell table:style-name="ce6" office:value-type="string" calcext:value-type="string">
            <text:p>ifdefined &lt;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putbox.html" xlink:type="simple">inputbox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0" office:value-type="date" office:date-value="2021-09-01" calcext:value-type="date">
            <text:p>9月1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入力するためのダイアログボックスを開く。</text:p>
          </table:table-cell>
          <table:table-cell table:style-name="ce6" office:value-type="string" calcext:value-type="string">
            <text:p>inputbox &lt;message&gt; &lt;title&gt; [&lt;default&gt; [&lt;special&gt;]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dim.html" xlink:type="simple">intdim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整数配列型の変数を宣言する。</text:p>
          </table:table-cell>
          <table:table-cell table:style-name="ce6" office:value-type="string" calcext:value-type="string">
            <text:p>intdim &lt;array size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osdn.jp/manual/ja/macro/command/listbox.html" xlink:type="simple">list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リストボックスを開き、ユーザーに項目を選択させる。</text:p>
          </table:table-cell>
          <table:table-cell table:style-name="ce6" office:value-type="string" calcext:value-type="string">
            <text:p>listbox &lt;message&lt; &lt;title&lt; &lt;string array&lt; [&lt;selected&lt;]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messagebox.html" xlink:type="simple">messagebox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を開き、ユーザーにメッセージを知らせる。</text:p>
          </table:table-cell>
          <table:table-cell table:style-name="ce6" office:value-type="string" calcext:value-type="string">
            <text:p>messagebox &lt;message&gt; &lt;title&gt; [&lt;speci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andom.html" xlink:type="simple">random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27以降</text:p>
          </table:table-cell>
          <table:table-cell table:style-name="ce6" office:value-type="string" calcext:value-type="string">
            <text:p>乱数を生成する。</text:p>
          </table:table-cell>
          <table:table-cell table:style-name="ce6" office:value-type="string" calcext:value-type="string">
            <text:p>random &lt;integer variable&gt; &lt;max valu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left.html" xlink:type="simple">rotatelef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左にローテート(循環シフト)する。</text:p>
          </table:table-cell>
          <table:table-cell table:style-name="ce6" office:value-type="string" calcext:value-type="string">
            <text:p>rotatelef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rotateright.html" xlink:type="simple">rotateright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右にローテート(循環シフト)する。</text:p>
          </table:table-cell>
          <table:table-cell table:style-name="ce6" office:value-type="string" calcext:value-type="string">
            <text:p>rotateright &lt;intvar&gt; &lt;intval&gt; &lt;count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ate.html" xlink:type="simple">setdat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システムの日付を変更する。</text:p>
          </table:table-cell>
          <table:table-cell table:style-name="ce6" office:value-type="string" calcext:value-type="string">
            <text:p>setdate &lt;dat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dlgpos.html" xlink:type="simple">setdlgpos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の位置を設定する。</text:p>
          </table:table-cell>
          <table:table-cell table:style-name="ce6" office:value-type="string" calcext:value-type="string">
            <text:p>setdlgpos &lt;x&gt; &lt;y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nv.html" xlink:type="simple">setenv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54以降</text:p>
          </table:table-cell>
          <table:table-cell table:style-name="ce6" office:value-type="string" calcext:value-type="string">
            <text:p>環境変数を変更する。</text:p>
          </table:table-cell>
          <table:table-cell table:style-name="ce6" office:value-type="string" calcext:value-type="string">
            <text:p>setenv &lt;envname&gt; &lt;strval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exitcode.html" xlink:type="simple">setexitcod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MACRO の終了コードを設定する。</text:p>
          </table:table-cell>
          <table:table-cell table:style-name="ce6" office:value-type="string" calcext:value-type="string">
            <text:p>setexitcode &lt;exit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ettime.html" xlink:type="simple">settime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システムの時刻を変更する。</text:p>
          </table:table-cell>
          <table:table-cell table:style-name="ce6" office:value-type="string" calcext:value-type="string">
            <text:p>settime &lt;tim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how.html" xlink:type="simple">show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MACRO ダイアログの表示状態を変更する。</text:p>
          </table:table-cell>
          <table:table-cell table:style-name="ce6" office:value-type="string" calcext:value-type="string">
            <text:p>show &lt;show fla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atusbox.html" xlink:type="simple">status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ステータスダイアログボックスを表示する。</text:p>
          </table:table-cell>
          <table:table-cell table:style-name="ce6" office:value-type="string" calcext:value-type="string">
            <text:p>statusbox &lt;message&gt; &lt;title&gt; [&lt;speci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dim.html" xlink:type="simple">strdim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72以降</text:p>
          </table:table-cell>
          <table:table-cell table:style-name="ce6" office:value-type="string" calcext:value-type="string">
            <text:p>文字列配列型の変数を宣言する。</text:p>
          </table:table-cell>
          <table:table-cell table:style-name="ce6" office:value-type="string" calcext:value-type="string">
            <text:p>strdim &lt;array siz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osdn.jp/manual/ja/macro/command/uptime.html" xlink:type="simple">uptime</text:a>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2"/>
          <table:table-cell table:style-name="ce6" office:value-type="string" calcext:value-type="string">
            <text:p>4.81以降</text:p>
          </table:table-cell>
          <table:table-cell table:style-name="ce6" office:value-type="string" calcext:value-type="string">
            <text:p>OSの稼働時間を取得する。</text:p>
          </table:table-cell>
          <table:table-cell table:style-name="ce6" office:value-type="string" calcext:value-type="string">
            <text:p>uptime &lt;int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var2clipb.html" xlink:type="simple">var2clipb</text:a></text:p>
          </table:table-cell>
          <table:table-cell table:style-name="ce8" office:value-type="string" calcext:value-type="string">
            <text:p>-</text:p>
          </table:table-cell>
          <table:table-cell table:style-name="ce8"/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46以降</text:p>
          </table:table-cell>
          <table:table-cell table:style-name="ce6" office:value-type="string" calcext:value-type="string">
            <text:p>テキストデータをクリップボードにコピーする。</text:p>
          </table:table-cell>
          <table:table-cell table:style-name="ce6" office:value-type="string" calcext:value-type="string">
            <text:p>var2clipb &lt;string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yesnobox.html" xlink:type="simple">yesnobox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ダイアログボックスを開き、ユーザーに「はい」/「いいえ」を選択させる。</text:p>
          </table:table-cell>
          <table:table-cell table:style-name="ce6" office:value-type="string" calcext:value-type="string">
            <text:p>yesnobox &lt;message&gt; &lt;title&gt; [&lt;special&gt;]</text:p>
          </table:table-cell>
          <table:table-cell table:style-name="ce12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パスワード" table:style-name="ta1">
        <table:table-column table:style-name="co1" table:default-cell-style-name="Default"/>
        <table:table-column table:style-name="co19" table:default-cell-style-name="ce2"/>
        <table:table-column table:style-name="co8" table:number-columns-repeated="2" table:default-cell-style-name="ce2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delpassword.html" xlink:type="simple">delpasswor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office:value-type="string" calcext:value-type="string">
            <text:p>パスワードを削除する。</text:p>
          </table:table-cell>
          <table:table-cell table:style-name="ce6" office:value-type="string" calcext:value-type="string">
            <text:p>delpassword &lt;filename&gt; &lt;password name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getpassword.html" xlink:type="simple">getpassword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office:value-type="string" calcext:value-type="string">
            <text:p>パスワードを読み出す。</text:p>
          </table:table-cell>
          <table:table-cell table:style-name="ce6" office:value-type="string" calcext:value-type="string">
            <text:p>getpassword &lt;filename&gt; &lt;password name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spassword.html" xlink:type="simple">is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75以降</text:p>
          </table:table-cell>
          <table:table-cell table:style-name="ce15" office:value-type="string" calcext:value-type="string">
            <text:p>パスワードが設定されているかを判別する。</text:p>
          </table:table-cell>
          <table:table-cell table:style-name="ce6" office:value-type="string" calcext:value-type="string">
            <text:p>ispassword &lt;filename&gt; &lt;password name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sourceforge.jp/manual/ja/macro/command/passwordbox.html" xlink:type="simple">passwordbox</text:a>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office:value-type="string" calcext:value-type="string">
            <text:p>パスワードを入力するためのダイアログボックスを開く。</text:p>
          </table:table-cell>
          <table:table-cell table:style-name="ce6" office:value-type="string" calcext:value-type="string">
            <text:p>passwordbox &lt;message&gt; &lt;title&gt; [&lt;special&gt;]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setpassword.html" xlink:type="simple">setpassword</text:a>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10" office:value-type="date" office:date-value="2021-09-15" calcext:value-type="date">
            <text:p>9月15日</text:p>
          </table:table-cell>
          <table:table-cell table:style-name="ce6" office:value-type="string" calcext:value-type="string">
            <text:p>4.75以降</text:p>
          </table:table-cell>
          <table:table-cell table:style-name="ce15" office:value-type="string" calcext:value-type="string">
            <text:p>パスワードを追加もしくは更新する。</text:p>
          </table:table-cell>
          <table:table-cell table:style-name="ce6" office:value-type="string" calcext:value-type="string">
            <text:p>setpassword &lt;filename&gt; &lt;password name&gt; &lt;strvar&gt;</text:p>
          </table:table-cell>
          <table:table-cell table:style-name="ce12"/>
        </table:table-row>
        <table:table-row table:style-name="ro1" table:number-rows-repeated="104856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文字列操作" table:style-name="ta1">
        <table:table-column table:style-name="co1" table:default-cell-style-name="Default"/>
        <table:table-column table:style-name="co3" table:default-cell-style-name="ce2"/>
        <table:table-column table:style-name="co13" table:number-columns-repeated="2" table:default-cell-style-name="ce2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2">
          <table:table-cell table:style-name="ce6" office:value-type="string" calcext:value-type="string">
            <text:p>コマンド</text:p>
          </table:table-cell>
          <table:table-cell table:style-name="ce7" office:value-type="string" calcext:value-type="string">
            <text:p>Target</text:p>
          </table:table-cell>
          <table:table-cell table:style-name="ce7" office:value-type="string" calcext:value-type="string">
            <text:p>Sample</text:p>
          </table:table-cell>
          <table:table-cell table:style-name="ce7" office:value-type="string" calcext:value-type="string">
            <text:p>Date</text:p>
          </table:table-cell>
          <table:table-cell table:style-name="ce6" office:value-type="string" calcext:value-type="string">
            <text:p>Ver</text:p>
          </table:table-cell>
          <table:table-cell table:style-name="ce6" office:value-type="string" calcext:value-type="string">
            <text:p>説明</text:p>
          </table:table-cell>
          <table:table-cell table:style-name="ce6" office:value-type="string" calcext:value-type="string">
            <text:p>使い方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code2str.html" xlink:type="simple">code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ASCII コード値を文字列に変換する。</text:p>
          </table:table-cell>
          <table:table-cell table:style-name="ce6" office:value-type="string" calcext:value-type="string">
            <text:p>code2str &lt;strvar&gt; &lt;ASCII code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expandenv.html" xlink:type="simple">expandenv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1以降</text:p>
          </table:table-cell>
          <table:table-cell table:style-name="ce6" office:value-type="string" calcext:value-type="string">
            <text:p>環境変数文字列を展開する。</text:p>
          </table:table-cell>
          <table:table-cell table:style-name="ce6" office:value-type="string" calcext:value-type="string">
            <text:p>expandenv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int2str.html" xlink:type="simple">int2st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整数値を文字列に変換する。</text:p>
          </table:table-cell>
          <table:table-cell table:style-name="ce6" office:value-type="string" calcext:value-type="string">
            <text:p>int2str &lt;strvar&gt; &lt;integer value&gt;</text:p>
          </table:table-cell>
          <table:table-cell table:style-name="ce12"/>
        </table:table-row>
        <table:table-row table:style-name="ro6">
          <table:table-cell table:style-name="ce6" office:value-type="string" calcext:value-type="string">
            <text:p><text:a xlink:href="http://ttssh2.osdn.jp/manual/ja/macro/command/regexoption.html" xlink:type="simple">regexoptio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78以降</text:p>
          </table:table-cell>
          <table:table-cell table:style-name="ce6" office:value-type="string" calcext:value-type="string">
            <text:p>正規表現の文法、文字エンコーディング、オプションを設定する。</text:p>
          </table:table-cell>
          <table:table-cell table:style-name="ce6" office:value-type="string" calcext:value-type="string">
            <text:p>regexoption &lt;option1&gt; [&lt;option2&gt;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printf.html" xlink:type="simple">sprintf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2以降</text:p>
          </table:table-cell>
          <table:table-cell table:style-name="ce15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 FORMAT [ARGUMENT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printf2.html" xlink:type="simple">sprintf2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2以降</text:p>
          </table:table-cell>
          <table:table-cell table:style-name="ce15" office:value-type="string" calcext:value-type="string">
            <text:p>フォーマットされた出力を返す。</text:p>
          </table:table-cell>
          <table:table-cell table:style-name="ce6" office:value-type="string" calcext:value-type="string">
            <text:p>sprintf2 strvar FORMAT [ARGUMENT ...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2code.html" xlink:type="simple">str2cod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 ASCII コード値に変換する。</text:p>
          </table:table-cell>
          <table:table-cell table:style-name="ce6" office:value-type="string" calcext:value-type="string">
            <text:p>str2code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2int.html" xlink:type="simple">str2in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整数値に変換する。</text:p>
          </table:table-cell>
          <table:table-cell table:style-name="ce6" office:value-type="string" calcext:value-type="string">
            <text:p>str2int &lt;int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mpare.html" xlink:type="simple">strcompar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比較する。</text:p>
          </table:table-cell>
          <table:table-cell table:style-name="ce6" office:value-type="string" calcext:value-type="string">
            <text:p>strcompare &lt;string1&gt; &lt;string2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ncat.html" xlink:type="simple">strconcat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継ぎ足す。</text:p>
          </table:table-cell>
          <table:table-cell table:style-name="ce6" office:value-type="string" calcext:value-type="string">
            <text:p>strconcat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copy.html" xlink:type="simple">strcopy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をコピーする。</text:p>
          </table:table-cell>
          <table:table-cell table:style-name="ce6" office:value-type="string" calcext:value-type="string">
            <text:p>strcopy &lt;string&gt; &lt;pos&gt; &lt;len&gt; &lt;strva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insert.html" xlink:type="simple">strinser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挿入する。</text:p>
          </table:table-cell>
          <table:table-cell table:style-name="ce6" office:value-type="string" calcext:value-type="string">
            <text:p>strinsert &lt;strvar&gt; &lt;index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join.html" xlink:type="simple">strjoi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を連結する。</text:p>
          </table:table-cell>
          <table:table-cell table:style-name="ce6" office:value-type="string" calcext:value-type="string">
            <text:p>strjoin &lt;strvar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len.html" xlink:type="simple">strle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文字列の長さを返す。</text:p>
          </table:table-cell>
          <table:table-cell table:style-name="ce6" office:value-type="string" calcext:value-type="string">
            <text:p>strlen &lt;string&gt;</text:p>
          </table:table-cell>
          <table:table-cell table:style-name="ce12"/>
        </table:table-row>
        <table:table-row table:style-name="ro9">
          <table:table-cell table:style-name="ce6" office:value-type="string" calcext:value-type="string">
            <text:p><text:a xlink:href="http://ttssh2.sourceforge.jp/manual/ja/macro/command/strmatch.html" xlink:type="simple">strmatch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9以降</text:p>
          </table:table-cell>
          <table:table-cell table:style-name="ce6" office:value-type="string" calcext:value-type="string">
            <text:p>正規表現によるパターンマッチングを行う。</text:p>
          </table:table-cell>
          <table:table-cell table:style-name="ce6" office:value-type="string" calcext:value-type="string">
            <text:p>strmatch &lt;target string&gt; &lt;string with regular expressio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move.html" xlink:type="simple">strremov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削除する。</text:p>
          </table:table-cell>
          <table:table-cell table:style-name="ce6" office:value-type="string" calcext:value-type="string">
            <text:p>strremove &lt;strvar&gt; &lt;index&gt; &lt;len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replace.html" xlink:type="simple">strreplace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置換する。</text:p>
          </table:table-cell>
          <table:table-cell table:style-name="ce6" office:value-type="string" calcext:value-type="string">
            <text:p>strreplace &lt;strvar&gt; &lt;index&gt; &lt;regex&gt; &lt;newstr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can.html" xlink:type="simple">strscan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部分文字列の位置を返す</text:p>
          </table:table-cell>
          <table:table-cell table:style-name="ce6" office:value-type="string" calcext:value-type="string">
            <text:p>strscan &lt;string&gt; &lt;sub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pecial.html" xlink:type="simple">strspecial</text:a>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-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特殊文字を変換する。</text:p>
          </table:table-cell>
          <table:table-cell table:style-name="ce6" office:value-type="string" calcext:value-type="string">
            <text:p>strspecial &lt;strvar&gt; [&lt;strval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split.html" xlink:type="simple">strsplit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文字列を分割する。</text:p>
          </table:table-cell>
          <table:table-cell table:style-name="ce6" office:value-type="string" calcext:value-type="string">
            <text:p>strsplit &lt;strval&gt; &lt;separator&gt; [&lt;count&gt;]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strtrim.html" xlink:type="simple">strtrim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67以降</text:p>
          </table:table-cell>
          <table:table-cell table:style-name="ce6" office:value-type="string" calcext:value-type="string">
            <text:p>前後の文字を削除する。</text:p>
          </table:table-cell>
          <table:table-cell table:style-name="ce6" office:value-type="string" calcext:value-type="string">
            <text:p>strtrim &lt;strvar&gt; &lt;trimchars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lower.html" xlink:type="simple">tolow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小文字に変換する。</text:p>
          </table:table-cell>
          <table:table-cell table:style-name="ce6" office:value-type="string" calcext:value-type="string">
            <text:p>tolower &lt;strvar&gt; &lt;string&gt;</text:p>
          </table:table-cell>
          <table:table-cell table:style-name="ce12"/>
        </table:table-row>
        <table:table-row table:style-name="ro2">
          <table:table-cell table:style-name="ce6" office:value-type="string" calcext:value-type="string">
            <text:p><text:a xlink:href="http://ttssh2.sourceforge.jp/manual/ja/macro/command/toupper.html" xlink:type="simple">toupper</text:a></text:p>
          </table:table-cell>
          <table:table-cell table:style-name="ce8" office:value-type="string" calcext:value-type="string">
            <text:p>X</text:p>
          </table:table-cell>
          <table:table-cell table:style-name="ce8"/>
          <table:table-cell table:style-name="ce13" office:value-type="date" office:date-value="2021-09-22" calcext:value-type="date">
            <text:p>9月22日</text:p>
          </table:table-cell>
          <table:table-cell table:style-name="ce6" office:value-type="string" calcext:value-type="string">
            <text:p>4.53以降</text:p>
          </table:table-cell>
          <table:table-cell table:style-name="ce6" office:value-type="string" calcext:value-type="string">
            <text:p>文字列をすべて大文字に変換する。</text:p>
          </table:table-cell>
          <table:table-cell table:style-name="ce6" office:value-type="string" calcext:value-type="string">
            <text:p>toupper &lt;strvar&gt; &lt;string&gt;</text:p>
          </table:table-cell>
          <table:table-cell table:style-name="ce12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00/00/00</text:date>, <text:time style:data-style-name="N2" text:time-value="21:04:04.965801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13T16:57:00.808043525</meta:creation-date>
    <meta:generator>LibreOffice/7.1.5.2$MacOSX_X86_64 LibreOffice_project/85f04e9f809797b8199d13c421bd8a2b025d52b5</meta:generator>
    <dc:date>2021-09-03T22:03:55.359816707</dc:date>
    <meta:editing-duration>PT6H17M23S</meta:editing-duration>
    <meta:editing-cycles>85</meta:editing-cycles>
    <meta:document-statistic meta:table-count="7" meta:cell-count="1173" meta:object-count="0"/>
    <meta:user-defined meta:name=""/>
  </office:meta>
</office:document-meta>
</file>